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de93e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e93e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e93e" style:font-name="Arial" style:font-size-asian="10pt" style:font-size-complex="10pt"/>
    </style:style>
    <style:style style:family="paragraph" style:name="P6" style:parent-style-name="UrbanTitle">
      <style:text-properties officeooo:paragraph-rsid="000de93e"/>
    </style:style>
    <style:style style:family="paragraph" style:name="P7" style:parent-style-name="UrbanBody">
      <style:text-properties style:font-name="ari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tyle="normal" style:font-name="arial" style:font-style-asian="normal" style:font-style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Permis d'environnement classe 1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de93e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e93e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e93e" style:font-name="Arial" style:font-size-asian="10pt" style:font-size-complex="10pt"/>
    </style:style>
    <style:style style:family="paragraph" style:name="P6" style:parent-style-name="UrbanTitle">
      <style:text-properties officeooo:paragraph-rsid="000de93e"/>
    </style:style>
    <style:style style:family="paragraph" style:name="P7" style:parent-style-name="UrbanBody">
      <style:text-properties style:font-name="ari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tyle="normal" style:font-name="arial" style:font-style-asian="normal" style:font-style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Permis d'environnement classe 1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de93e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e93e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e93e" style:font-name="Arial" style:font-size-asian="10pt" style:font-size-complex="10pt"/>
    </style:style>
    <style:style style:family="paragraph" style:name="P6" style:parent-style-name="UrbanTitle">
      <style:text-properties officeooo:paragraph-rsid="000de93e"/>
    </style:style>
    <style:style style:family="paragraph" style:name="P7" style:parent-style-name="UrbanBody">
      <style:text-properties style:font-name="ari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tyle="normal" style:font-name="arial" style:font-style-asian="normal" style:font-style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Permis d'environnement classe 1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de93e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e93e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e93e" style:font-name="Arial" style:font-size-asian="10pt" style:font-size-complex="10pt"/>
    </style:style>
    <style:style style:family="paragraph" style:name="P6" style:parent-style-name="UrbanTitle">
      <style:text-properties officeooo:paragraph-rsid="000de93e"/>
    </style:style>
    <style:style style:family="paragraph" style:name="P7" style:parent-style-name="UrbanBody">
      <style:text-properties style:font-name="arial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country="BE" fo:font-style="normal" fo:font-weight="normal" fo:language="fr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country="BE" fo:font-style="normal" fo:font-weight="bold" fo:language="fr" officeooo:rsid="0084aa93" style:font-name="arial" style:font-name-complex="Arial" style:font-style-asian="normal" style:font-style-complex="normal" style:font-weight-asian="bold" style:font-weight-complex="bold" style:text-underline-style="none"/>
    </style:style>
    <style:style style:family="text" style:name="T8">
      <style:text-properties fo:font-style="normal" style:font-name="arial" style:font-style-asian="normal" style:font-style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Permis d'environnement classe 1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7:34.720992577</dc:date>
    <meta:editing-duration>PT7H50M38S</meta:editing-duration>
    <meta:editing-cycles>45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42" meta:character-count="1025" meta:non-whitespace-character-count="912"/>
  </office:meta>
</office:document-meta>
</file>